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.5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.98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01cm" fo:min-width="1.63cm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 fo:min-height="0.876cm" fo:min-width="0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56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1.157cm" fo:min-width="1.501cm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15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3.5cm" fo:min-width="6cm" fo:padding-top="0.11cm" fo:padding-bottom="0.11cm" fo:padding-left="0.235cm" fo:padding-right="0.2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cm" svg:height="0.852cm" svg:x="2.031cm" svg:y="6.55cm">
          <draw:text-box>
            <text:p>Não</text:p>
          </draw:text-box>
        </draw:frame>
        <draw:frame draw:style-name="gr2" draw:text-style-name="P1" draw:layer="layout" svg:width="1.23cm" svg:height="0.852cm" svg:x="3.283cm" svg:y="4.97cm">
          <draw:text-box>
            <text:p>Sim</text:p>
          </draw:text-box>
        </draw:frame>
        <draw:frame draw:style-name="gr3" draw:text-style-name="P1" draw:layer="layout" svg:width="2.068cm" svg:height="1.453cm" svg:x="4.7cm" svg:y="4.85cm">
          <draw:text-box>
            <text:p>Impime:</text:p>
            <text:p>n é par</text:p>
          </draw:text-box>
        </draw:frame>
        <draw:frame draw:style-name="gr4" draw:text-style-name="P1" draw:layer="layout" svg:width="2.483cm" svg:height="1.453cm" svg:x="1.005cm" svg:y="1.9cm">
          <draw:text-box>
            <text:p>Digite o </text:p>
            <text:p>Valor de n</text:p>
          </draw:text-box>
        </draw:frame>
        <draw:custom-shape draw:style-name="gr5" draw:text-style-name="P2" xml:id="id1" draw:id="id1" draw:layer="layout" svg:width="2.75cm" svg:height="0.75cm" svg:x="0.775cm" svg:y="0.275cm">
          <text:p text:style-name="P2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5" draw:id="id5" draw:layer="layout" svg:width="2.75cm" svg:height="0.75cm" svg:x="0.775cm" svg:y="8.675cm">
          <text:p text:style-name="P2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2" draw:id="id2" draw:layer="layout" svg:width="3.5cm" svg:height="1.25cm" svg:x="0.4cm" svg:y="2.05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3" xml:id="id3" draw:id="id3" draw:layer="layout" svg:width="2.75cm" svg:height="2.25cm" svg:x="0.775cm" svg:y="4.575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1" draw:layer="layout" svg:width="2.06cm" svg:height="0.852cm" svg:x="1.1cm" svg:y="5.15cm">
          <draw:text-box>
            <text:p>n é par?</text:p>
          </draw:text-box>
        </draw:frame>
        <draw:custom-shape draw:style-name="gr9" draw:text-style-name="P3" xml:id="id4" draw:id="id4" draw:layer="layout" svg:width="2cm" svg:height="1.75cm" svg:x="4.75cm" svg:y="4.8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4" draw:layer="layout" draw:type="line" svg:x1="2.15cm" svg:y1="1.025cm" svg:x2="2.15cm" svg:y2="2.055cm" draw:start-shape="id1" draw:start-glue-point="6" draw:end-shape="id2" draw:end-glue-point="5" svg:d="M2150 1025v1030" svg:viewBox="0 0 1 1031">
          <text:p/>
        </draw:connector>
        <draw:connector draw:style-name="gr11" draw:text-style-name="P4" draw:layer="layout" draw:type="line" svg:x1="2.15cm" svg:y1="3.305cm" svg:x2="2.15cm" svg:y2="4.575cm" draw:start-shape="id2" draw:start-glue-point="8" draw:end-shape="id3" draw:end-glue-point="4" svg:d="M2150 3305v1270" svg:viewBox="0 0 1 1271">
          <text:p/>
        </draw:connector>
        <draw:connector draw:style-name="gr12" draw:text-style-name="P4" draw:layer="layout" draw:type="line" svg:x1="3.525cm" svg:y1="5.7cm" svg:x2="4.75cm" svg:y2="5.7cm" draw:start-shape="id3" draw:start-glue-point="7" draw:end-shape="id4" draw:end-glue-point="5" svg:d="M3525 5700h1225" svg:viewBox="0 0 1226 1">
          <text:p/>
        </draw:connector>
        <draw:connector draw:style-name="gr13" draw:text-style-name="P4" xml:id="id6" draw:id="id6" draw:layer="layout" draw:type="line" svg:x1="2.15cm" svg:y1="6.825cm" svg:x2="2.15cm" svg:y2="8.675cm" draw:start-shape="id3" draw:start-glue-point="6" draw:end-shape="id5" draw:end-glue-point="4" svg:d="M2150 6825v1850" svg:viewBox="0 0 1 1851">
          <text:p/>
        </draw:connector>
        <draw:connector draw:style-name="gr14" draw:text-style-name="P4" draw:layer="layout" svg:x1="5.75cm" svg:y1="6.472cm" svg:x2="2.15cm" svg:y2="7.75cm" draw:start-shape="id4" draw:start-glue-point="6" draw:end-shape="id6" draw:end-glue-point="0" svg:d="M5750 6472v1278h-3600" svg:viewBox="0 0 3601 1279">
          <text:p/>
        </draw:connector>
        <draw:custom-shape draw:style-name="gr15" draw:text-style-name="P3" draw:layer="layout" svg:width="6.5cm" svg:height="3.75cm" svg:x="0.5cm" svg:y="4.25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0.756cm" svg:height="0.852cm" svg:x="0.4cm" svg:y="4.05cm">
          <draw:text-box>
            <text:p>i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7T15:13:28.836916560</dc:date>
    <meta:editing-duration>PT1H10S</meta:editing-duration>
    <meta:editing-cycles>17</meta:editing-cycles>
    <meta:generator>LibreOffice/7.3.7.2$Linux_X86_64 LibreOffice_project/30$Build-2</meta:generator>
    <meta:document-statistic meta:object-count="17"/>
  </office:meta>
</office:document-meta>
</file>